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officeooo:paragraph-rsid="001cd1b6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officeooo:rsid="001cd1b6" officeooo:paragraph-rsid="001cd1b6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officeooo:rsid="001cd1b6" officeooo:paragraph-rsid="001cd1b6" style:font-size-asian="12pt" style:font-size-complex="12pt"/>
    </style:style>
    <style:style style:name="P4" style:family="paragraph" style:parent-style-name="Standard" style:list-style-name="L1">
      <style:text-properties fo:color="#000000" style:font-name="Liberation Serif" fo:font-size="12pt" officeooo:rsid="001cd1b6" officeooo:paragraph-rsid="001cd1b6" style:font-size-asian="12pt" style:font-size-complex="12pt"/>
    </style:style>
    <style:style style:name="P5" style:family="paragraph" style:parent-style-name="Standard" style:list-style-name="L2">
      <style:text-properties fo:color="#000000" style:font-name="Liberation Serif" fo:font-size="12pt" officeooo:rsid="001cd1b6" officeooo:paragraph-rsid="001cd1b6" style:font-size-asian="12pt" style:font-size-complex="12pt"/>
    </style:style>
    <style:style style:name="P6" style:family="paragraph" style:parent-style-name="Standard" style:list-style-name="L2">
      <style:text-properties fo:color="#000000" style:font-name="Liberation Serif" fo:font-size="12pt" officeooo:rsid="001cd1b6" officeooo:paragraph-rsid="001ebde9" style:font-size-asian="12pt" style:font-size-complex="12pt"/>
    </style:style>
    <style:style style:name="P7" style:family="paragraph" style:parent-style-name="Standard" style:list-style-name="L2">
      <style:text-properties fo:color="#000000" style:font-name="Liberation Serif" fo:font-size="12pt" officeooo:rsid="001b34e6" officeooo:paragraph-rsid="001ebde9" style:font-size-asian="12pt" style:font-size-complex="12pt"/>
    </style:style>
    <style:style style:name="P8" style:family="paragraph" style:parent-style-name="Standard" style:list-style-name="L3">
      <style:text-properties fo:color="#000000" style:font-name="Liberation Serif" fo:font-size="12pt" officeooo:rsid="001ebde9" officeooo:paragraph-rsid="00217de6" style:font-size-asian="12pt" style:font-size-complex="12pt"/>
    </style:style>
    <style:style style:name="P9" style:family="paragraph" style:parent-style-name="Standard" style:list-style-name="L3">
      <style:text-properties fo:color="#000000" style:font-name="Liberation Serif" fo:font-size="12pt" officeooo:rsid="0020b3f9" officeooo:paragraph-rsid="00217de6" style:font-size-asian="12pt" style:font-size-complex="12pt"/>
    </style:style>
    <style:style style:name="P10" style:family="paragraph" style:parent-style-name="Standard">
      <style:text-properties fo:color="#000000" style:font-name="Liberation Serif" fo:font-size="12pt" officeooo:rsid="0020b3f9" officeooo:paragraph-rsid="00217de6" style:font-size-asian="12pt" style:font-size-complex="12pt"/>
    </style:style>
    <style:style style:name="P11" style:family="paragraph" style:parent-style-name="Standard" style:list-style-name="L3">
      <style:text-properties fo:color="#000000" style:font-name="Liberation Serif" fo:font-size="12pt" officeooo:rsid="00242a19" officeooo:paragraph-rsid="00217de6" style:font-size-asian="12pt" style:font-size-complex="12pt"/>
    </style:style>
    <style:style style:name="P12" style:family="paragraph" style:parent-style-name="Standard" style:list-style-name="L2">
      <style:text-properties fo:font-variant="normal" fo:text-transform="none" fo:color="#000000" style:font-name="Liberation Serif" fo:font-size="12pt" fo:letter-spacing="normal" fo:font-style="normal" fo:font-weight="normal" officeooo:paragraph-rsid="001ebde9" style:font-size-asian="12pt" style:font-size-complex="12pt"/>
    </style:style>
    <style:style style:name="P13" style:family="paragraph" style:parent-style-name="Standard" style:list-style-name="L2">
      <style:text-properties fo:font-variant="normal" fo:text-transform="none" fo:color="#000000" style:font-name="Liberation Serif" fo:font-size="12pt" fo:letter-spacing="normal" fo:font-style="normal" fo:font-weight="normal" officeooo:rsid="001b34e6" officeooo:paragraph-rsid="001ebde9" style:font-size-asian="12pt" style:font-size-complex="12pt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b34e6" officeooo:paragraph-rsid="001b34e6" style:font-size-asian="12pt" style:font-size-complex="12pt"/>
    </style:style>
    <style:style style:name="P15" style:family="paragraph" style:parent-style-name="Standard" style:list-style-name="L3">
      <style:text-properties fo:font-variant="normal" fo:text-transform="none" fo:color="#000000" style:font-name="Liberation Serif" fo:font-size="12pt" fo:letter-spacing="normal" fo:font-style="normal" fo:font-weight="normal" officeooo:rsid="001ebde9" officeooo:paragraph-rsid="001ebde9" style:font-size-asian="12pt" style:font-size-complex="12pt"/>
    </style:style>
    <style:style style:name="P16" style:family="paragraph" style:parent-style-name="Standard" style:list-style-name="L3">
      <style:text-properties fo:font-variant="normal" fo:text-transform="none" fo:color="#000000" style:font-name="Liberation Serif" fo:font-size="12pt" fo:letter-spacing="normal" fo:font-style="normal" fo:font-weight="normal" officeooo:rsid="001ebde9" officeooo:paragraph-rsid="00217de6" style:font-size-asian="12pt" style:font-size-complex="12pt"/>
    </style:style>
    <style:style style:name="P17" style:family="paragraph" style:parent-style-name="Standard" style:list-style-name="L3">
      <style:text-properties fo:font-variant="normal" fo:text-transform="none" fo:color="#000000" style:font-name="Liberation Serif" fo:font-size="12pt" fo:letter-spacing="normal" fo:font-style="normal" fo:font-weight="normal" officeooo:rsid="0020b3f9" officeooo:paragraph-rsid="0020b3f9" style:font-size-asian="12pt" style:font-size-complex="12pt"/>
    </style:style>
    <style:style style:name="P18" style:family="paragraph" style:parent-style-name="Standard" style:list-style-name="L3">
      <style:text-properties fo:font-variant="normal" fo:text-transform="none" fo:color="#000000" style:font-name="Liberation Serif" fo:font-size="12pt" fo:letter-spacing="normal" fo:font-style="normal" fo:font-weight="normal" officeooo:rsid="00242a19" officeooo:paragraph-rsid="00217de6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1b34e6"/>
    </style:style>
    <style:style style:name="T3" style:family="text">
      <style:text-properties fo:font-variant="normal" fo:text-transform="none" fo:letter-spacing="normal" fo:font-style="normal" fo:font-weight="normal" officeooo:rsid="00242a19"/>
    </style:style>
    <style:style style:name="T4" style:family="text">
      <style:text-properties fo:font-variant="normal" fo:text-transform="none" fo:letter-spacing="normal" fo:font-style="normal" fo:font-weight="normal" officeooo:rsid="001ebde9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ebde9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lide 1</text:p>
      <text:list xml:id="list697563031279761299" text:style-name="L1">
        <text:list-item>
          <text:p text:style-name="P4">Título: Tecnologia da Informação</text:p>
        </text:list-item>
        <text:list-item>
          <text:p text:style-name="P4">Imagem: imagem1</text:p>
        </text:list-item>
      </text:list>
      <text:p text:style-name="P1"/>
      <text:p text:style-name="P1"/>
      <text:p text:style-name="P2">Slide 2</text:p>
      <text:p text:style-name="P1"/>
      <text:list xml:id="list8781830559760686919" text:style-name="L2">
        <text:list-item>
          <text:p text:style-name="P5">Título: Tecnologia da Informação</text:p>
        </text:list-item>
        <text:list-item>
          <text:p text:style-name="P6">Tópicos:</text:p>
          <text:list>
            <text:list-item>
              <text:p text:style-name="P6">Compressão de espaço</text:p>
              <text:list>
                <text:list-item>
                  <text:p text:style-name="P12">Já não existe a necessidade do espaço físico para se constituir uma empresa. Dependendo do negócio em que atua, seus funcionários trabalham de casa, conectados virtualmente.</text:p>
                </text:list-item>
                <text:list-item>
                  <text:p text:style-name="P13">A criação dos bancos de dados extinguiu a necessidade das salas de arquivo.</text:p>
                  <text:p text:style-name="P13"/>
                </text:list-item>
              </text:list>
            </text:list-item>
            <text:list-item>
              <text:p text:style-name="P7">Compressão de tempo</text:p>
              <text:list>
                <text:list-item>
                  <text:p text:style-name="P13">A comunicação tornou-se instantânea, portanto qualquer mudança ou decisão pode ser comunicada em tempo real a todas as partes envolvidas dentro da organização.</text:p>
                  <text:p text:style-name="P13"/>
                </text:list-item>
              </text:list>
            </text:list-item>
            <text:list-item>
              <text:p text:style-name="P13">Conectividade</text:p>
              <text:list>
                <text:list-item>
                  <text:p text:style-name="P13">Com a evolução dos computadores as pessoas passaram a trabalhar juntas mesmo estando em espaços físicos diferentes, através das teleconferências e tele-reuniões.</text:p>
                </text:list-item>
              </text:list>
            </text:list-item>
          </text:list>
        </text:list-item>
      </text:list>
      <text:p text:style-name="P14"/>
      <text:p text:style-name="P2"><text:span text:style-name="T2">S</text:span><text:span text:style-name="T1">lide 3</text:span></text:p>
      <text:p text:style-name="P2"/>
      <text:list xml:id="list3071777345364002394" text:style-name="L3">
        <text:list-item>
          <text:p text:style-name="P16">Título: Evolução da Tecnologia da Informação</text:p>
        </text:list-item>
        <text:list-item>
          <text:p text:style-name="P9"><text:span text:style-name="T1">Imagem: imagem</text:span><text:span text:style-name="T3">2</text:span></text:p>
          <text:p text:style-name="P9"/>
        </text:list-item>
      </text:list>
      <text:p text:style-name="P10"><text:span text:style-name="T3">Slide 4</text:span></text:p>
      <text:p text:style-name="P10"><text:span text:style-name="T3"/></text:p>
      <text:list xml:id="list34410500255674" text:continue-numbering="true" text:style-name="L3">
        <text:list-item>
          <text:p text:style-name="P11"><text:span text:style-name="T1">Título: Importância </text:span><text:span text:style-name="T4">da Tecnologia da Informação</text:span></text:p>
        </text:list-item>
        <text:list-item>
          <text:p text:style-name="P8"><text:span text:style-name="T3">Pergunta</text:span><text:span text:style-name="T1">:</text:span></text:p>
          <text:list>
            <text:list-item>
              <text:p text:style-name="P18">Como seria atualmente ter que administrar todos os processos organizacionais ditos anteriormente sem fazer usa da tecnologia da informação?( - Validar pergunta.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</meta:initial-creator>
    <meta:creation-date>2016-10-17T22:38:30.287314101</meta:creation-date>
    <dc:date>2016-10-19T03:44:09.097425531</dc:date>
    <dc:creator>douglas </dc:creator>
    <meta:editing-duration>PT57M58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23" meta:word-count="166" meta:character-count="1030" meta:non-whitespace-character-count="903"/>
  </office:meta>
</office:document-meta>
</file>